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07">
            <text:p>1,407</text:p>
          </table:table-cell>
          <table:table-cell table:style-name="ce22" office:value-type="float" office:value="484">
            <text:p>48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23">
            <text:p>523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84">
            <text:p>1184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9">
            <text:p>19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63">
            <text:p>4,863</text:p>
          </table:table-cell>
          <table:table-cell table:style-name="ce22" office:value-type="float" office:value="1025">
            <text:p>10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8">
            <text:p>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03">
            <text:p>4303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572">
            <text:p>5572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435">
            <text:p>10435</text:p>
          </table:table-cell>
          <table:table-cell table:style-name="ce22" office:value-type="float" office:value="1221">
            <text:p>12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